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5"/>
          <table:table-cell office:value-type="string">
            <text:p>Totaal</text:p>
          </table:table-cell>
          <table:table-cell table:formula="of:=SUM( [.G8:.G16])" office:value-type="time" office:time-value="PT04H25M00S">
            <text:p>04:2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26">
            <text:p>2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37M00S">
            <text:p>09:3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6M00S">
            <text:p>10:0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time" office:time-value="PT10H31M00S">
            <text:p>10:31</text:p>
          </table:table-cell>
          <table:table-cell table:number-columns-repeated="4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14H40M00S">
            <text:p>14:40</text:p>
          </table:table-cell>
          <table:table-cell office:value-type="time" office:time-value="PT14H45M00S">
            <text:p>14:45</text:p>
          </table:table-cell>
          <table:table-cell office:value-type="float" office:value="1">
            <text:p>1</text:p>
          </table:table-cell>
          <table:table-cell office:value-type="string">
            <text:p>Wamp aptana en logboek geopend</text:p>
          </table:table-cell>
          <table:table-cell table:formula="of:=[.D8]-[.C8]" office:value-type="time" office:time-value="PT00H05M00S">
            <text:p>00:05</text:p>
          </table:table-cell>
        </table:table-row>
        <table:table-row table:style-name="ro4">
          <table:table-cell table:number-columns-repeated="2"/>
          <table:table-cell office:value-type="time" office:time-value="PT14H45M00S">
            <text:p>14:45</text:p>
          </table:table-cell>
          <table:table-cell office:value-type="time" office:time-value="PT15H11M00S">
            <text:p>15:11</text:p>
          </table:table-cell>
          <table:table-cell office:value-type="float" office:value="2">
            <text:p>2</text:p>
          </table:table-cell>
          <table:table-cell office:value-type="string">
            <text:p>in de MySqlDatabaseClass een method gemaakt fire_query($query) daarna op dezelfde een object van deze class gamaakt. 4 loginrecords via PHPmyadmin ingevoegd</text:p>
          </table:table-cell>
          <table:table-cell table:formula="of:=[.D9]-[.C9]" office:value-type="time" office:time-value="PT00H26M00S">
            <text:p>00:26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6"/>
          <table:table-cell table:formula="of:=SUM( [.G8:.G16])" office:value-type="time" office:time-value="PT00H31M00S">
            <text:p>00:31</text:p>
          </table:table-cell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4">
          <table:table-cell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2">
          <table:table-cell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2">
          <table:table-cell table:style-name="Default"/>
          <table:table-cell/>
        </table:table-row>
        <table:table-row table:style-name="ro4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table:style-name="Default" office:value-type="float" office:value="47">
            <text:p>47</text:p>
          </table:table-cell>
          <table:table-cell/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r 48'.G28]" office:value-type="float" office:value="0">
            <text:p>0</text:p>
          </table:table-cell>
        </table:table-row>
        <table:table-row table:style-name="ro2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5:37: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02T15:37:35.85</dc:date>
    <meta:editing-duration>PT5H29M5S</meta:editing-duration>
    <meta:editing-cycles>13</meta:editing-cycles>
    <meta:generator>OpenOffice.org/3.4.1$Win32 OpenOffice.org_project/341m1$Build-9593</meta:generator>
    <meta:document-statistic meta:table-count="3" meta:cell-count="139" meta:object-count="0"/>
  </office:meta>
</office:document-meta>
</file>